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officeooo:rsid="00033c04" officeooo:paragraph-rsid="00033c04"/>
    </style:style>
    <style:style style:name="P2" style:family="paragraph" style:parent-style-name="Standard" style:master-page-name="">
      <loext:graphic-properties draw:fill="none"/>
      <style:paragraph-properties fo:margin-left="1.9366in" fo:margin-right="0in" fo:text-indent="0in" style:auto-text-indent="false" style:page-number="auto" fo:background-color="transparent"/>
      <style:text-properties fo:font-weight="bold" officeooo:rsid="00033c04" officeooo:paragraph-rsid="00033c04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weight="bold" officeooo:rsid="00033c04" officeooo:paragraph-rsid="00033c04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size="10pt" officeooo:rsid="00033c04" officeooo:paragraph-rsid="00033c04" style:font-size-asian="10pt" style:font-size-complex="10pt"/>
    </style:style>
    <style:style style:name="P5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size="12pt" fo:font-weight="bold" officeooo:rsid="00033c04" officeooo:paragraph-rsid="00033c04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size="10pt" officeooo:rsid="00033c04" officeooo:paragraph-rsid="00033c04" style:font-size-asian="10pt" style:font-size-complex="10pt"/>
    </style:style>
    <style:style style:name="P7" style:family="paragraph" style:parent-style-name="Standard">
      <loext:graphic-properties draw:fill="none"/>
      <style:paragraph-properties fo:margin-left="1.9366in" fo:margin-right="0in" fo:text-align="justify" style:justify-single-word="false" fo:text-indent="0in" style:auto-text-indent="false" fo:background-color="transparent"/>
      <style:text-properties fo:font-size="10pt" officeooo:rsid="00033c04" officeooo:paragraph-rsid="00033c04" style:font-size-asian="10pt" style:font-size-complex="10pt"/>
    </style:style>
    <style:style style:name="P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0pt" officeooo:rsid="00033c04" officeooo:paragraph-rsid="00033c04" style:font-size-asian="10pt" style:font-size-complex="10pt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fo:font-size="10pt" officeooo:rsid="00033c04" officeooo:paragraph-rsid="00033c04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size="10pt" officeooo:rsid="00033c04" officeooo:paragraph-rsid="0006d0f4" style:font-size-asian="10pt" style:font-size-complex="10pt"/>
    </style:style>
    <style:style style:name="P11" style:family="paragraph" style:parent-style-name="Standard" style:list-style-name="L3">
      <loext:graphic-properties draw:fill="none"/>
      <style:paragraph-properties fo:background-color="transparent"/>
      <style:text-properties fo:font-size="10pt" officeooo:rsid="00033c04" officeooo:paragraph-rsid="00033c04" style:font-size-asian="10pt" style:font-size-complex="10pt"/>
    </style:style>
    <style:style style:name="P12" style:family="paragraph" style:parent-style-name="Standard" style:list-style-name="L3">
      <loext:graphic-properties draw:fill="none"/>
      <style:paragraph-properties fo:background-color="transparent"/>
      <style:text-properties fo:font-size="10pt" officeooo:rsid="00033c04" officeooo:paragraph-rsid="0006d0f4" style:font-size-asian="10pt" style:font-size-complex="10pt"/>
    </style:style>
    <style:style style:name="P13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size="10pt" fo:font-weight="bold" officeooo:rsid="00033c04" officeooo:paragraph-rsid="00033c04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size="10pt" fo:font-weight="bold" officeooo:rsid="00033c04" officeooo:paragraph-rsid="0006d0f4" style:font-size-asian="10pt" style:font-weight-asian="bold" style:font-size-complex="10pt" style:font-weight-complex="bold"/>
    </style:style>
    <style:style style:name="P15" style:family="paragraph">
      <style:paragraph-properties style:writing-mode="lr-tb"/>
      <style:text-properties fo:color="#ffffff" loext:opacity="100%" fo:font-size="12pt"/>
    </style:style>
    <style:style style:name="P16" style:family="paragraph">
      <style:paragraph-properties fo:text-align="center" style:writing-mode="lr-tb"/>
      <style:text-properties fo:color="#ffffff" loext:opacity="100%" fo:font-size="12pt"/>
    </style:style>
    <style:style style:name="P17" style:family="paragraph">
      <style:paragraph-properties fo:margin-left="0.3118in" fo:margin-right="0in" fo:line-height="115%" fo:text-indent="0in" style:writing-mode="lr-tb"/>
      <style:text-properties fo:color="#ffffff" loext:opacity="100%" fo:font-size="12pt"/>
    </style:style>
    <style:style style:name="P18" style:family="paragraph">
      <style:paragraph-properties fo:margin-left="0.3118in" fo:margin-right="0in" fo:text-indent="0in" style:writing-mode="lr-tb"/>
      <style:text-properties fo:color="#ffffff" loext:opacity="100%" fo:font-size="12pt"/>
    </style:style>
    <style:style style:name="P19" style:family="paragraph">
      <style:paragraph-properties fo:margin-left="0.3118in" fo:margin-right="0in" fo:line-height="150%" fo:text-indent="0in" style:writing-mode="lr-tb"/>
      <style:text-properties fo:color="#ffffff" loext:opacity="100%" fo:font-size="12pt"/>
    </style:style>
    <style:style style:name="P20" style:family="paragraph">
      <style:paragraph-properties fo:margin-left="0.3118in" fo:margin-right="0in" fo:margin-top="0.0398in" fo:margin-bottom="0.0398in" fo:line-height="115%" fo:text-indent="0in" style:writing-mode="lr-tb"/>
      <style:text-properties fo:color="#ffffff" loext:opacity="100%" fo:font-size="12pt"/>
    </style:style>
    <style:style style:name="P21" style:family="paragraph">
      <style:paragraph-properties fo:margin-top="0.0398in" fo:margin-bottom="0.0398in" fo:line-height="115%" style:writing-mode="lr-tb"/>
      <style:text-properties fo:color="#ffffff" loext:opacity="100%" fo:font-size="12pt"/>
    </style:style>
    <style:style style:name="P22" style:family="paragraph">
      <style:paragraph-properties fo:margin-left="0.3118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color="#ffffff" loext:opacity="100%" fo:font-size="12pt" fo:hyphenate="false" loext:hyphenation-no-caps="false" loext:hyphenation-no-last-word="false"/>
    </style:style>
    <style:style style:name="P23" style:family="paragraph">
      <loext:graphic-properties draw:fill-color="#003772"/>
      <style:paragraph-properties style:writing-mode="lr-tb"/>
      <style:text-properties fo:color="#ffffff" loext:opacity="100%" loext:color-lum-mod="100%" loext:color-lum-off="0%" fo:font-size="12pt"/>
    </style:style>
    <style:style style:name="T1" style:family="text">
      <style:text-properties fo:color="#ffffff" loext:opacity="100%" fo:font-size="12pt"/>
    </style:style>
    <style:style style:name="T2" style:family="text">
      <style:text-properties fo:color="#ffffff" loext:opacity="100%" fo:font-size="12pt" fo:font-weight="bold" style:font-weight-asian="bold" style:font-weight-complex="bold"/>
    </style:style>
    <style:style style:name="T3" style:family="text">
      <style:text-properties fo:color="#ffffff" loext:opacity="100%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loext:opacity="100%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ffffff" loext:opacity="100%" fo:font-size="12pt" style:text-underline-style="solid" style:text-underline-width="auto" style:text-underline-color="font-color"/>
    </style:style>
    <style:style style:name="T6" style:family="text">
      <style:text-properties fo:color="#ffffff" loext:opacity="100%" fo:font-size="12pt" style:text-underline-style="none" fo:font-weight="bold" style:font-weight-asian="bold" style:font-weight-complex="bold"/>
    </style:style>
    <style:style style:name="T7" style:family="text">
      <style:text-properties fo:color="#ffffff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ffffff" loext:opacity="100%" fo:font-size="8pt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bold" style:font-name-complex="DejaVu Sans1" style:font-size-complex="12pt" style:language-complex="fa" style:country-complex="IR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normal" style:font-name-complex="DejaVu Sans1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035in" fo:text-indent="-0.25in" fo:margin-left="3.50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535in" fo:text-indent="-0.25in" fo:margin-left="3.75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035in" fo:text-indent="-0.25in" fo:margin-left="4.00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2535in" fo:text-indent="-0.25in" fo:margin-left="4.25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5035in" fo:text-indent="-0.25in" fo:margin-left="4.50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7535in" fo:text-indent="-0.25in" fo:margin-left="4.753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866in" fo:text-indent="-0.25in" fo:margin-left="3.186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366in" fo:text-indent="-0.25in" fo:margin-left="3.436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6866in" fo:text-indent="-0.25in" fo:margin-left="3.686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9366in" fo:text-indent="-0.25in" fo:margin-left="3.936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866in" fo:text-indent="-0.25in" fo:margin-left="4.186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4366in" fo:text-indent="-0.25in" fo:margin-left="4.436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6866in" fo:text-indent="-0.25in" fo:margin-left="4.686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4984in" fo:text-indent="-0.25in" fo:margin-left="2.498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484in" fo:text-indent="-0.25in" fo:margin-left="2.748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984in" fo:text-indent="-0.25in" fo:margin-left="2.998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484in" fo:text-indent="-0.25in" fo:margin-left="3.248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984in" fo:text-indent="-0.25in" fo:margin-left="3.498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484in" fo:text-indent="-0.25in" fo:margin-left="3.748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9984in" fo:text-indent="-0.25in" fo:margin-left="3.998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2484in" fo:text-indent="-0.25in" fo:margin-left="4.248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4984in" fo:text-indent="-0.25in" fo:margin-left="4.498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7484in" fo:text-indent="-0.25in" fo:margin-left="4.7484in"/>
        </style:list-level-properties>
      </text:list-level-style-bullet>
    </text:list-style>
    <style:style style:name="gr1" style:family="graphic">
      <style:graphic-properties draw:fill-color="#003772" draw:textarea-horizontal-align="justify" draw:textarea-vertical-align="top" draw:auto-grow-height="false" fo:min-height="10.9992in" fo:min-width="2.5929in" style:writing-mode="lr-tb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Shape 1" draw:style-name="gr1" draw:text-style-name="P23" svg:width="2.5933in" svg:height="10.9996in" svg:x="-0.6547in" svg:y="0in">
        <text:p text:style-name="P15"><text:span text:style-name="T1"/></text:p>
        <text:p text:style-name="P16"><text:span text:style-name="T2">Mola Pahnadayan</text:span></text:p>
        <text:p text:style-name="P16"><text:span text:style-name="T1">—</text:span></text:p>
        <text:p text:style-name="P16"><text:span text:style-name="T3">SOFTWARE DEVELOPER</text:span></text:p>
        <text:p text:style-name="P15"><text:span text:style-name="T1"/></text:p>
        <text:p text:style-name="P17"><text:span text:style-name="T2">Contact</text:span></text:p>
        <text:p text:style-name="P17"><text:span text:style-name="T1">Tehran, Iran</text:span></text:p>
        <text:p text:style-name="P17"><text:span text:style-name="T1">+989361067319</text:span></text:p>
        <text:p text:style-name="P17"><text:span text:style-name="T1">mola.mp@gmail.com</text:span></text:p>
        <text:p text:style-name="P18"><text:span text:style-name="T1"/></text:p>
        <text:p text:style-name="P19"><text:span text:style-name="T2">Links</text:span></text:p>
        <text:p text:style-name="P19"><text:span text:style-name="T4">Github</text:span></text:p>
        <text:p text:style-name="P19"><text:span text:style-name="T4">Linkedin</text:span></text:p>
        <text:p text:style-name="P18"><text:span text:style-name="T5"/></text:p>
        <text:p text:style-name="P20"><text:span text:style-name="T6">Skills</text:span></text:p>
        <text:p text:style-name="P20"><text:span text:style-name="T7">Qt/C++/QML</text:span></text:p>
        <text:p text:style-name="P20"><text:span text:style-name="T7">Boost/C++</text:span></text:p>
        <text:p text:style-name="P20"><text:span text:style-name="T7">Socket programming</text:span></text:p>
        <text:p text:style-name="P20"><text:span text:style-name="T7">MultiThread</text:span></text:p>
        <text:p text:style-name="P20"><text:span text:style-name="T7">PostgreSQL,SQLite</text:span></text:p>
        <text:p text:style-name="P20"><text:span text:style-name="T7">Microsoft SQL Server </text:span></text:p>
        <text:p text:style-name="P20"><text:span text:style-name="T7">Linux(Fedora, Manjaro)</text:span></text:p>
        <text:p text:style-name="P20"><text:span text:style-name="T7">Python</text:span></text:p>
        <text:p text:style-name="P20"><text:span text:style-name="T7">Software Logic</text:span></text:p>
        <text:p text:style-name="P20"><text:span text:style-name="T7">Software Troubleshooting</text:span></text:p>
        <text:p text:style-name="P20"><text:span text:style-name="T7">User Experience</text:span></text:p>
        <text:p text:style-name="P20"><text:span text:style-name="T7">OpenSceneGraph</text:span></text:p>
        <text:p text:style-name="P20"><text:span text:style-name="T7">Osgearth</text:span></text:p>
        <text:p text:style-name="P20"><text:span text:style-name="T7">Quantum GIS</text:span></text:p>
        <text:p text:style-name="P20"><text:span text:style-name="T7">GDAL Lib/Geos Lib</text:span></text:p>
        <text:p text:style-name="P20"><text:span text:style-name="T7">Virtualization (</text:span><text:span text:style-name="T8">Linux KVM</text:span><text:span text:style-name="T7">)</text:span></text:p>
        <text:p text:style-name="P20"><text:span text:style-name="T7">Gstreamer</text:span></text:p>
        <text:p text:style-name="P20"><text:span text:style-name="T7">Cmake</text:span></text:p>
        <text:p text:style-name="P20"><text:span text:style-name="T7">Git</text:span></text:p>
        <text:p text:style-name="P20"><text:span text:style-name="T7">Drogon/C++</text:span></text:p>
        <text:p text:style-name="P20"><text:span text:style-name="T7">Inkscake/Gimp/Blender</text:span></text:p>
        <text:p text:style-name="P20"><text:span text:style-name="T7"/></text:p>
        <text:p text:style-name="P21"><text:span text:style-name="T1"/></text:p>
        <text:p text:style-name="P22"><text:span text:style-name="T9">LANGUAGES</text:span></text:p>
        <text:p text:style-name="P22"><text:span text:style-name="T10">Persian</text:span></text:p>
        <text:p text:style-name="P22"><text:span text:style-name="T10">English</text:span></text:p>
        <draw:enhanced-geometry svg:viewBox="0 0 21600 21600" draw:type="rectangle" draw:enhanced-path="M 0 0 L 21600 0 21600 21600 0 21600 0 0 Z N"/>
      </draw:custom-shape>
      <text:p text:style-name="P2">Profile</text:p>
      <text:p text:style-name="P4">A programmer with over 20 years of experience, primarily worked with QT/C++ as the main programming language in the past decade.</text:p>
      <text:p text:style-name="P1"/>
      <text:p text:style-name="P3">WORK EXPERIENCE</text:p>
      <text:p text:style-name="P4"><text:s text:c="2"/>* May 2022 – Present</text:p>
      <text:p text:style-name="P4"><text:s text:c="4"/>Software Manager &amp; Developer at Datall, Tehran</text:p>
      <text:p text:style-name="P4"/>
      <text:p text:style-name="P4"><text:s text:c="2"/>* January 2012 – Present</text:p>
      <text:p text:style-name="P4"><text:s text:c="4"/>Advisory Software Engineer at Mojpardaz Alborz, Tehran</text:p>
      <text:p text:style-name="P4"/>
      <text:p text:style-name="P4"><text:s text:c="2"/>* April 2015 – May 2019</text:p>
      <text:p text:style-name="P4"><text:s text:c="4"/>Head Of Development at Sharif University of Technology, Tehran</text:p>
      <text:p text:style-name="P4"/>
      <text:p text:style-name="P4"><text:s text:c="2"/>* January 2008 – January 2012</text:p>
      <text:p text:style-name="P4"><text:s text:c="4"/>Senior Software Engineer at Mojpardaz Basir, Tehran</text:p>
      <text:p text:style-name="P1"/>
      <text:p text:style-name="P3">EDUCATION</text:p>
      <text:p text:style-name="P4">* Bachelor of Software Engineering</text:p>
      <text:p text:style-name="P4"/>
      <text:p text:style-name="P5">TYPES OF PROJECTS</text:p>
      <text:p text:style-name="P13">Gis</text:p>
      <text:p text:style-name="P7">Working on various types of vector and raster maps, displaying objects on maps in real-time. Work experience with Ais, Nmea, and network (TCP/UDP) protocols. I have developed two projects, one using QML/Qt/C++(2D) and the other using Qt/OsgEarth/C++(3D).</text:p>
      <text:p text:style-name="P7"/>
      <text:list text:style-name="L1">
        <text:list-item>
          <text:p text:style-name="P9">GUI are Interactive (Drawing tools, Add Objects on map, Ruler, ...)</text:p>
        </text:list-item>
        <text:list-item>
          <text:p text:style-name="P9">Use TCP/IP as communication methods (Design Custom Protocol)</text:p>
        </text:list-item>
        <text:list-item>
          <text:p text:style-name="P9">Use PostGis Module on PostgreSQL</text:p>
        </text:list-item>
        <text:list-item>
          <text:p text:style-name="P9">The GDAL and Geos libraries have been used for some processing and analysis tasks.</text:p>
        </text:list-item>
      </text:list>
      <text:p text:style-name="P4"/>
      <text:p text:style-name="P14">Condition Monitoring of Rotating Equipment</text:p>
      <text:p text:style-name="P10">Equipment such as steam turbines and reciprocating compressors.</text:p>
      <text:p text:style-name="P4"/>
      <text:list text:style-name="L2">
        <text:list-item>
          <text:p text:style-name="P8">Designing a modular server with various modules such as Drogon/c++ web service, PostgreSQL, OPCUA Server &amp; Client, and more.</text:p>
        </text:list-item>
        <text:list-item>
          <text:p text:style-name="P8">Designing a desktop software for equipment monitoring that includes various types of 2D and 3D chart visualizations using QT/C++.</text:p>
        </text:list-item>
        <text:list-item>
          <text:p text:style-name="P8">In this project, I have used both REST and WebSocket as communication methods between the server and web/desktop clients. I have used CBOR and JSON selectively for content transfer.</text:p>
        </text:list-item>
        <text:list-item>
          <text:p text:style-name="P8">In this project, there were different types of numerical and array sensors. The array sensors were producing 50,000 samples per second.</text:p>
        </text:list-item>
        <text:list-item>
          <text:p text:style-name="P8">This project can be executed on both Windows and Linux operating systems.</text:p>
        </text:list-item>
      </text:list>
      <text:p text:style-name="P4"/>
      <text:p text:style-name="P13">Simulation</text:p>
      <text:p text:style-name="P4">I have written several simulators for testing my programs, and I would like to mention some of them:</text:p>
      <text:p text:style-name="P4"/>
      <text:list text:style-name="L3">
        <text:list-item>
          <text:p text:style-name="P11">AIS Simulator</text:p>
        </text:list-item>
        <text:list-item>
          <text:p text:style-name="P11">Vibration Sensor Data Simulator in Turbines</text:p>
        </text:list-item>
        <text:list-item>
          <text:p text:style-name="P11">Numerical Data Simulator</text:p>
        </text:list-item>
        <text:list-item>
          <text:p text:style-name="P12">Network Data Recorder with Time and Playba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0:18:09.511197963</meta:creation-date>
    <dc:date>2023-12-04T10:42:36.686907700</dc:date>
    <meta:editing-duration>PT57M24S</meta:editing-duration>
    <meta:editing-cycles>6</meta:editing-cycles>
    <meta:generator>LibreOffice/7.5.8.2$Linux_X86_64 LibreOffice_project/50$Build-2</meta:generator>
    <meta:document-statistic meta:table-count="0" meta:image-count="0" meta:object-count="0" meta:page-count="1" meta:paragraph-count="33" meta:word-count="320" meta:character-count="2035" meta:non-whitespace-character-count="1733"/>
  </office:meta>
</office:document-meta>
</file>